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/>
      <style:text-properties fo:font-variant="normal" fo:text-transform="none" fo:color="#17365d" style:text-line-through-style="none" style:text-line-through-type="none" style:font-name="Times New Roman" fo:font-size="19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officeooo:paragraph-rsid="000872a1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officeooo:rsid="000872a1" officeooo:paragraph-rsid="000872a1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font-size="12pt" officeooo:rsid="000872a1" officeooo:paragraph-rsid="000872a1" style:font-size-asian="10.5pt" style:font-size-complex="12pt"/>
    </style:style>
    <style:style style:name="P7" style:family="paragraph" style:parent-style-name="Text_20_body">
      <style:paragraph-properties fo:margin-left="0in" fo:margin-right="0in" fo:line-height="100%" fo:text-indent="0in" style:auto-text-indent="false"/>
      <style:text-properties officeooo:rsid="000872a1" officeooo:paragraph-rsid="000872a1"/>
    </style:style>
    <style:style style:name="P8" style:family="paragraph" style:parent-style-name="Text_20_body">
      <style:paragraph-properties fo:line-height="100%"/>
      <style:text-properties officeooo:rsid="000872a1" officeooo:paragraph-rsid="000872a1"/>
    </style:style>
    <style:style style:name="P9" style:family="paragraph" style:parent-style-name="Heading_20_2">
      <style:paragraph-properties fo:margin-top="0.139in" fo:margin-bottom="0in" style:contextual-spacing="false" fo:line-height="100%"/>
      <style:text-properties fo:font-variant="normal" fo:text-transform="none" fo:color="#4f81bd" style:text-line-through-style="none" style:text-line-through-type="none" style:font-name="Times New Roman" fo:font-size="12.75pt" fo:font-style="normal" style:text-underline-style="none" fo:font-weight="bold" style:text-blinking="false" fo:background-color="transparent"/>
    </style:style>
    <style:style style:name="P10" style:family="paragraph" style:parent-style-name="Horizontal_20_Line">
      <style:paragraph-properties fo:line-height="100%"/>
    </style:style>
    <style:style style:name="P11" style:family="paragraph" style:parent-style-name="Heading_20_1">
      <style:paragraph-properties fo:margin-top="0.3335in" fo:margin-bottom="0in" style:contextual-spacing="false" fo:line-height="100%"/>
      <style:text-properties fo:font-variant="normal" fo:text-transform="none" fo:color="#365f91" style:text-line-through-style="none" style:text-line-through-type="none" style:font-name="Times New Roman" fo:font-size="13.5pt" fo:font-style="normal" style:text-underline-style="none" fo:font-weight="bold" style:text-blinking="false" fo:background-color="transparent"/>
    </style:style>
    <style:style style:name="T1" style:family="text">
      <style:text-properties style:font-name="Times New Roman" fo:font-size="10.5pt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officeooo:rsid="000872a1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962f758-58bb-0279-fc75-643168b88297"/>Yolo-avenger graf dezajn document</text:p>
      <text:p text:style-name="P10"/>
      <text:h text:style-name="P11" text:outline-level="1">Sekszyn 1 - Prodżekt deskrypszon</text:h>
      <text:h text:style-name="P9" text:outline-level="2">1.1 Project</text:h>
      <text:p text:style-name="P2">Wizualizacja grafów na potrzeby konkursów informatycznych.</text:p>
      <text:h text:style-name="P9" text:outline-level="2">1.2 Description</text:h>
      <text:p text:style-name="P2">Wizualizacja powinna (lub nie) pozwalać na:</text:p>
      <text:p text:style-name="P2">* automatyczne rozmieszczenie:</text:p>
      <text:p text:style-name="P3"><text:span text:style-name="T1"><text:s/>- od korzenia w dół (dla drzew)</text:span></text:p>
      <text:p text:style-name="P3"><text:span text:style-name="T1"><text:s/>- warstwowanie od źródła poprzez warstwy BFSa (najlepsze chyba dla grafów</text:span></text:p>
      <text:p text:style-name="P2">warstwowych jak w sieciach neuronowych)</text:p>
      <text:p text:style-name="P3"><text:s/><text:span text:style-name="T1">- rozmieszczenie wierzchołków na okręgu w równych odstępach w taki sposób,</text:span></text:p>
      <text:p text:style-name="P3"><text:s text:c="3"/><text:span text:style-name="T1">żeby zminimalizować liczbę przecięć</text:span></text:p>
      <text:p text:style-name="P3"><text:s/><text:span text:style-name="T1">- sprężyny, albo podobna fizyka (to może być coś co będzie puszczane</text:span></text:p>
      <text:p text:style-name="P3"><text:s text:c="3"/><text:span text:style-name="T1">po jakiś wcześniejszych wstępnych, heurystycznych ustawieniach,</text:span></text:p>
      <text:p text:style-name="P3"><text:s text:c="3"/><text:span text:style-name="T1">żeby było w ogóle idealnie; jest to też chyba najlepsze wyjście</text:span></text:p>
      <text:p text:style-name="P3"><text:s text:c="3"/><text:span text:style-name="T1">dla grafów bez żadnych znanych własności...)</text:span></text:p>
      <text:p text:style-name="P2">* grafy do wyifowania (raczej istnieje dobry sposób narysowania,</text:p>
      <text:p text:style-name="P3"><text:s/><text:span text:style-name="T1">bez super skomplikowanych algorytmów, albo po prostu można wygenerować</text:span></text:p>
      <text:p text:style-name="P3"><text:s/><text:span text:style-name="T1">"dobry początek" dla algorytmu sprężynowego):</text:span></text:p>
      <text:p text:style-name="P3"><text:s/><text:span text:style-name="T1">- drzewa (lasy)</text:span></text:p>
      <text:p text:style-name="P3"><text:s text:c="3"/><text:span text:style-name="T1">&gt; ukorzenienie drzewa</text:span></text:p>
      <text:p text:style-name="P3"><text:s text:c="3"/><text:span text:style-name="T1">&gt; rozmieszczenie średnicy drzewa na poziomej prostej, a poddrzewa</text:span></text:p>
      <text:p text:style-name="P3"><text:s text:c="5"/><text:span text:style-name="T1">wyrastają z prostej jak ukorzenione drzewa</text:span></text:p>
      <text:p text:style-name="P3"><text:s text:c="5"/><text:span text:style-name="T1">+ wyrastają z jednej ze stron (z góry/z dołu)</text:span></text:p>
      <text:p text:style-name="P3"><text:s text:c="5"/><text:span text:style-name="T1">+ wyrastają z obu stron, żeby było mniej "kolizji"</text:span></text:p>
      <text:p text:style-name="P3"><text:s text:c="3"/><text:span text:style-name="T1">&gt; umieszczenie centroidu (środka średnicy?) po środku ekranu </text:span></text:p>
      <text:p text:style-name="P3"><text:s text:c="5"/><text:span text:style-name="T1">i żeby reszta jakoś ładnie od tego odchodziła (chodzi o to, żeby</text:span></text:p>
      <text:p text:style-name="P3"><text:s text:c="5"/><text:span text:style-name="T1">drzewo równomiernie zajmowało obszar ekranu i dzięki temu</text:span></text:p>
      <text:p text:style-name="P3"><text:s text:c="5"/><text:span text:style-name="T1">ładnie wyglądało)</text:span></text:p>
      <text:p text:style-name="P3"><text:s/><text:span text:style-name="T1">- meduzy (lasy meduz)</text:span></text:p>
      <text:p text:style-name="P3"><text:s text:c="3"/><text:span text:style-name="T1">&gt; możliwe, że wiele metod można zapożyczyć od drzew</text:span></text:p>
      <text:p text:style-name="P3"><text:s/><text:span text:style-name="T1">- kaktusy (lasy kaktusów)</text:span></text:p>
      <text:p text:style-name="P3"><text:s text:c="3"/><text:span text:style-name="T1">&gt; możliwe, że wiele metod można zapożyczyć od drzew</text:span></text:p>
      <text:p text:style-name="P3"><text:s/><text:span text:style-name="T1">- grafy planarne</text:span></text:p>
      <text:p text:style-name="P3"><text:s text:c="3"/><text:span text:style-name="T1">&gt; są algorytmy na ich rozmieszczenie, trzeba się nauczyć</text:span></text:p>
      <text:p text:style-name="P3"><text:s text:c="3"/><text:span text:style-name="T1">&gt; jeśli graf jest planarny, ale jest drzewem/meduzą/jest dwudzielny itd.</text:span></text:p>
      <text:p text:style-name="P3"><text:s text:c="5"/><text:span text:style-name="T1">to raczej warto zastosować tamtejsze algorytmy</text:span></text:p>
      <text:p text:style-name="P3"><text:s/><text:span text:style-name="T1">- grafy dwudzielne</text:span></text:p>
      <text:p text:style-name="P3"><text:s text:c="3"/><text:span text:style-name="T1">&gt; warto by było dostać hinty od użytkownika,</text:span></text:p>
      <text:p text:style-name="P3"><text:s text:c="5"/><text:span text:style-name="T1">bo jak graf nie jest spójny, to można rozdzielić na więcej niż jeden sposób)</text:span></text:p>
      <text:p text:style-name="P3"><text:soft-page-break/><text:s text:c="3"/><text:span text:style-name="T1">&gt; sposób permutowania wierzchołków, żeby było jak najmniej przecięć</text:span></text:p>
      <text:p text:style-name="P3"><text:s text:c="5"/><text:span text:style-name="T1">może się przydać w innych podpunktach (np. przy układaniu wierzchołków</text:span></text:p>
      <text:p text:style-name="P3"><text:s text:c="5"/><text:span text:style-name="T1">wartstwowo)</text:span></text:p>
      <text:p text:style-name="P3"><text:s/><text:span text:style-name="T1">- DAGi</text:span></text:p>
      <text:p text:style-name="P3"><text:s text:c="3"/><text:span text:style-name="T1">&gt; sortowanie topologiczne jest dobrym startem</text:span></text:p>
      <text:p text:style-name="P3"><text:s text:c="3"/><text:span text:style-name="T1">&gt; można sprawdzić planarność i zastosować się do tych dwóch cech</text:span></text:p>
      <text:p text:style-name="P3"><text:s text:c="3"/><text:span text:style-name="T1">&gt; raczej powinno się zachować posortowanie topologiczne,</text:span></text:p>
      <text:p text:style-name="P3"><text:s text:c="5"/><text:span text:style-name="T1">nawet gdyby powodowało to dodatkowe przecinanie się krawędzi,</text:span></text:p>
      <text:p text:style-name="P3"><text:s text:c="5"/><text:span text:style-name="T1">albo inne drobne niedogodności</text:span></text:p>
      <text:p text:style-name="P3"><text:s/><text:span text:style-name="T1">- kliki</text:span></text:p>
      <text:p text:style-name="P3"><text:s text:c="3"/><text:span text:style-name="T1">&gt; rozmieszczenie wierzchołków na okręgu</text:span></text:p>
      <text:p text:style-name="P2">* polimorfizm (lista klas, które powinno dać się rozszerzyć</text:p>
      <text:p text:style-name="P3"><text:s/><text:span text:style-name="T1">o jakąś funkcjonalność):</text:span></text:p>
      <text:p text:style-name="P3"><text:s/><text:span text:style-name="T1">- wierzchołki (np. dodanie wagi, typu wierzchołka -- źródło/ujście)</text:span></text:p>
      <text:p text:style-name="P3"><text:s/><text:span text:style-name="T1">- krawędzie (np. dodanie wagi/przepustowości, skierowanie lub nie,</text:span></text:p>
      <text:p text:style-name="P3"><text:s text:c="3"/><text:span text:style-name="T1">licznik multikrawędzi)</text:span></text:p>
      <text:p text:style-name="P3"><text:s/><text:span text:style-name="T1">- grafy (aby można było prosto rozważać szczególne przypadki wypisane powyżej,</text:span></text:p>
      <text:p text:style-name="P3"><text:s text:c="3"/><text:span text:style-name="T1">a w przyszłości rozważać jeszcze inne przypadki grafów)</text:span></text:p>
      <text:p text:style-name="P2">* ingerencja użytkownika:</text:p>
      <text:p text:style-name="P3"><text:s/><text:span text:style-name="T1">- zaznaczanie wierzchołków/krawędzi</text:span></text:p>
      <text:p text:style-name="P3"><text:s/><text:span text:style-name="T1">- masowe zaznaczanie wierzchołków/krawędzi</text:span></text:p>
      <text:p text:style-name="P3"><text:s/><text:span text:style-name="T1">- dodawanie/usuwanie wierzchołków/krawędzi</text:span></text:p>
      <text:p text:style-name="P3"><text:s/><text:span text:style-name="T1">- przesuwanie wierzchołków</text:span></text:p>
      <text:p text:style-name="P3"><text:s/><text:span text:style-name="T1">- zmiana atrybutów wierzchołków/krawędzi/grafu/algorytmu (patrz polimorfizm)</text:span></text:p>
      <text:p text:style-name="P3"><text:s/><text:span text:style-name="T1">- ustalenie pozycji wierzchołka przed puszczeniem auto-rozmieszczenia</text:span></text:p>
      <text:p text:style-name="P3"><text:s/><text:span text:style-name="T1">- ustalenie pozycji wierzchołka i zamrożenie go, żeby auto-rozmieszczenie</text:span></text:p>
      <text:p text:style-name="P3"><text:s text:c="3"/><text:span text:style-name="T1">go nie przesuwało</text:span></text:p>
      <text:p text:style-name="P3"><text:s/><text:span text:style-name="T1">- przypisanie wierzchołka do prostej, żeby auto-rozmieszczenie mogło</text:span></text:p>
      <text:p text:style-name="P3"><text:s text:c="3"/><text:span text:style-name="T1">przesuwać wierzchołek tylko po tej prostej</text:span></text:p>
      <text:p text:style-name="P3"><text:s/><text:span text:style-name="T1">- przypisanie wierzchołka do prostokąta, żeby auto-rozmieszczenie mogło</text:span></text:p>
      <text:p text:style-name="P3"><text:s text:c="3"/><text:span text:style-name="T1">przesuwać wierzchołek tylko wewnątrz tego prostokąta</text:span></text:p>
      <text:p text:style-name="P2">* algorytmy na grafie</text:p>
      <text:p text:style-name="P3"><text:s/><text:span text:style-name="T1">- szukanie mostów, punktów artykulacji (kolorowanie dwuspójnych składowych?)</text:span></text:p>
      <text:p text:style-name="P3"><text:s/><text:span text:style-name="T1">- najkrótsza ścieżka pomiędzy parą punktów (+dag najkrótszych ścieżek?)</text:span></text:p>
      <text:p text:style-name="P3"><text:s/><text:span text:style-name="T1">- średnica drzewa</text:span></text:p>
      <text:p text:style-name="P3"><text:s/><text:span text:style-name="T1">- skojarzenie i narysowanie skojarzenia tak, żeby krawędzie skojarzone</text:span></text:p>
      <text:p text:style-name="P3"><text:s text:c="3"/><text:span text:style-name="T1">nie miały prawa się przecinać</text:span></text:p>
      <text:p text:style-name="P3"><text:s text:c="3"/><text:span text:style-name="T1">&gt; w grafie dwudzielnym</text:span></text:p>
      <text:p text:style-name="P3"><text:s text:c="3"/><text:span text:style-name="T1">&gt; w ogólnym grafie</text:span></text:p>
      <text:p text:style-name="P2">* determinizm -- żeby graf 50-wierzchołkowy przy każdym uruchomieniu wyglądał</text:p>
      <text:p text:style-name="P3"><text:s/><text:span text:style-name="T1">tak samo, a nie żeby za każdym razem był inaczej losowo porozmieszczany,</text:span></text:p>
      <text:p text:style-name="P3"><text:s/><text:span text:style-name="T1">bo trzeba będzie na nowo ogarniać strukturę tego grafu, co mogłoby być</text:span></text:p>
      <text:p text:style-name="P3"><text:s/><text:span text:style-name="T1">męczące dla użytkownika;</text:span></text:p>
      <text:p text:style-name="P2">* eksport/import grafu</text:p>
      <text:p text:style-name="P3"><text:s/><text:span text:style-name="T1">- własny format pliku, opisujący dowolny graf (zapamiętujący jego wszystkie</text:span></text:p>
      <text:p text:style-name="P3"><text:s text:c="3"/><text:span text:style-name="T1">istotne własności, atrybuty wierzchołków/krawędzi, itp.)</text:span></text:p>
      <text:p text:style-name="P3"><text:s/><text:span text:style-name="T1">- zapis w znanym formacie</text:span></text:p>
      <text:p text:style-name="P3"><text:s text:c="3"/><text:span text:style-name="T1">&gt; do pliku tekstowego</text:span></text:p>
      <text:p text:style-name="P3"><text:s text:c="5"/><text:span text:style-name="T1">+ jako macierz sąsiedztwa</text:span></text:p>
      <text:p text:style-name="P3"><text:s text:c="5"/><text:span text:style-name="T1">+ jako lista sąsiedztwa</text:span></text:p>
      <text:p text:style-name="P3"><text:s text:c="5"/><text:span text:style-name="T1">+ jako lista krawędzi</text:span></text:p>
      <text:p text:style-name="P3"><text:s text:c="3"/><text:span text:style-name="T1">&gt; jako obrazek (jpg/png/pdf) -- Cairomm prosto pozwala na takie cuda</text:span></text:p>
      <text:p text:style-name="P3"><text:s text:c="3"/><text:span text:style-name="T1">&gt; jako SVG</text:span></text:p>
      <text:p text:style-name="P3"><text:soft-page-break/><text:s text:c="3"/><text:span text:style-name="T1">&gt; jako kod TikZa</text:span></text:p>
      <text:p text:style-name="P3"><text:s text:c="3"/><text:span text:style-name="T1">&gt; jako ascii art</text:span></text:p>
      <text:p text:style-name="P2">* zastanowić się:</text:p>
      <text:p text:style-name="P3"><text:s/><text:span text:style-name="T1">- jak użytkownik będzie używał tego czegoś:</text:span></text:p>
      <text:p text:style-name="P3"><text:s text:c="3"/><text:span text:style-name="T1">&gt; wszystkie operacjie na grafie udostępnić tylko przez GUI, to co będzie</text:span></text:p>
      <text:p text:style-name="P3"><text:s text:c="5"/><text:span text:style-name="T1">się dało robić z grafami, będzie musiało być napisane w bibliotece,</text:span></text:p>
      <text:p text:style-name="P3"><text:s text:c="5"/><text:span text:style-name="T1">użytkownik tylko będzie mógł wybierać spośród różnych opcji</text:span></text:p>
      <text:p text:style-name="P3"><text:s text:c="5"/><text:span text:style-name="T1">oferowanych przez bibliotekę</text:span></text:p>
      <text:p text:style-name="P3"><text:s text:c="5"/><text:span text:style-name="T1">+ mała swoboda dla użytkownika</text:span></text:p>
      <text:p text:style-name="P3"><text:s text:c="5"/><text:span text:style-name="T1">+ gorsze rysowanie, bo użytkownik będzie miał mało możliwości</text:span></text:p>
      <text:p text:style-name="P3"><text:s text:c="7"/><text:span text:style-name="T1">podpowiadania jakie rozmieszczenie będzie najlepsze</text:span></text:p>
      <text:p text:style-name="P3"><text:s text:c="5"/><text:span text:style-name="T1">+ prostszy interfejs użytkownika -- użytkownik nawet trochę</text:span></text:p>
      <text:p text:style-name="P3"><text:s text:c="7"/><text:span text:style-name="T1">nie będzie musiał rozumieć jak działa biblioteka ani domyślać się</text:span></text:p>
      <text:p text:style-name="P3"><text:s text:c="7"/><text:span text:style-name="T1">formatu wejścia wyjścia</text:span></text:p>
      <text:p text:style-name="P3"><text:s text:c="3"/><text:span text:style-name="T1">&gt; użytkownik będzie pisał kod tworzący graf i będzie używał funkcji</text:span></text:p>
      <text:p text:style-name="P3"><text:s text:c="5"/><text:span text:style-name="T1">z biblioteki do rozmieszczania grafu, wyświetalania grafu, itp.</text:span></text:p>
      <text:p text:style-name="P3"><text:s text:c="5"/><text:span text:style-name="T1">+ użytkownik będzie mógł podać:</text:span></text:p>
      <text:p text:style-name="P3"><text:s text:c="7"/><text:span text:style-name="T1">~ własny format wejścia/wyjścia</text:span></text:p>
      <text:p text:style-name="P3"><text:s text:c="7"/><text:span text:style-name="T1">~ własne atrybuty wierzchołków/krawędzi/grafu</text:span></text:p>
      <text:p text:style-name="P3"><text:s text:c="7"/><text:span text:style-name="T1">~ własne rozmieszczenie wierzchołków (być może lepsze niż automatyczne)</text:span></text:p>
      <text:p text:style-name="P3"><text:s text:c="5"/><text:span text:style-name="T1">+ mniejszy i szybszy kod, bo wyspecjalizowany tylko do tego,</text:span></text:p>
      <text:p text:style-name="P3"><text:s text:c="7"/><text:span text:style-name="T1">co użytkownik potrzebuje (po co użytkownikowi algorytm na skojarzenie</text:span></text:p>
      <text:p text:style-name="P3"><text:s text:c="7"/><text:span text:style-name="T1">w grafie dowolnym, skoro będzie chciał rysować sieć przepływową?)</text:span></text:p>
      <text:p text:style-name="P3"><text:s/><text:span text:style-name="T1">- co z tych wszystkich podpunktów warto zrobić przede wszystkim,</text:span></text:p>
      <text:p text:style-name="P3"><text:s text:c="3"/><text:span text:style-name="T1">co tylko wtedy jak starczy czasu, a co jak się komuś bardzo nudzi</text:span></text:p>
      <text:p text:style-name="P3"><text:s/><text:span text:style-name="T1">- które z ficzerów wywalić, bo mogą one wymagać zmiany całej koncepcji</text:span></text:p>
      <text:p text:style-name="P3"><text:s text:c="3"/><text:span text:style-name="T1">kodu, co mogłoby wszystko niepotrzebnie utrudnić</text:span></text:p>
      <text:p text:style-name="P5"/>
      <text:p text:style-name="P2">Coś co wygląda jakby warto było to przeczytać:</text:p>
      <text:p text:style-name="P4"><text:a xlink:type="simple" xlink:href="http://graphdrawing.org/literature/gd-constraints.pdf"><text:span text:style-name="T2">http://graphdrawing.org/literature/gd-constraints.pdf</text:span></text:a></text:p>
      <text:p text:style-name="P4"/>
      <text:p text:style-name="P6"><text:span text:style-name="T4">Podsumowując:</text:span></text:p>
      <text:p text:style-name="P6"/>
      <text:p text:style-name="P6"><text:span text:style-name="T4">Grafy → interaktywne / nieinteraktywne</text:span></text:p>
      <text:p text:style-name="P6"><text:span text:style-name="T4">Grafy → macierz / lista</text:span></text:p>
      <text:p text:style-name="P6"><text:span text:style-name="T4">Grafy → drzewo, klika, dwudzielne (?)</text:span></text:p>
      <text:p text:style-name="P6"><text:span text:style-name="T4">Wierzchołki, Krawędzie → ważone/numerowane/puste</text:span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21:06:40.846609816</meta:creation-date>
    <dc:date>2015-08-22T21:19:47.052678897</dc:date>
    <meta:editing-duration>P0D</meta:editing-duration>
    <meta:editing-cycles>1</meta:editing-cycles>
    <meta:document-statistic meta:table-count="0" meta:image-count="0" meta:object-count="0" meta:page-count="3" meta:paragraph-count="127" meta:word-count="824" meta:character-count="6115" meta:non-whitespace-character-count="5098"/>
    <meta:generator>LibreOffice/4.2.7.2$Linux_X86_64 LibreOffice_project/420m0$Build-2</meta:generator>
  </office:meta>
</office:document-meta>
</file>